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4091in"/>
    </style:style>
    <style:style style:name="co4" style:family="table-column">
      <style:table-column-properties fo:break-before="auto" style:column-width="3.2972in"/>
    </style:style>
    <style:style style:name="co5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0.661in"/>
    </style:style>
    <style:style style:name="co10" style:family="table-column">
      <style:table-column-properties fo:break-before="auto" style:column-width="0.889in"/>
    </style:style>
    <style:style style:name="ro2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791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1043in" fo:break-before="auto" style:use-optimal-row-height="false"/>
    </style:style>
    <style:style style:name="ro9" style:family="table-row">
      <style:table-row-properties style:row-height="0.1252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acture_20_simpl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8e4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558ed5" style:text-outline="false" style:text-line-through-style="none" style:text-line-through-type="none" style:font-name="Arial Black" fo:font-size="28pt" fo:font-style="normal" fo:text-shadow="none" style:text-underline-style="none" fo:font-weight="bold" style:font-size-asian="28pt" style:font-style-asian="normal" style:font-weight-asian="bold" style:font-name-complex="Arial Black" style:font-size-complex="28pt" style:font-style-complex="normal" style:font-weight-complex="bold"/>
    </style:style>
    <style:style style:name="ce26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 style:data-style-name="N13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eaeae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solid" draw:fill-color="#ffffff" draw:textarea-vertical-align="top" draw:auto-grow-height="false" draw:fit-to-size="false" style:shrink-to-fit="false" fo:min-height="0.1354in" fo:min-width="5.6665in" fo:padding-top="0.0252in" fo:padding-bottom="0in" fo:padding-left="0.0299in" fo:padding-right="0.0299in" fo:wrap-option="wrap" style:writing-mode="lr-tb"/>
      <style:paragraph-properties fo:margin-left="0in" fo:margin-right="0in" fo:margin-top="0in" fo:margin-bottom="0in" fo:line-height="100%" fo:text-align="center" fo:text-indent="0in">
        <style:tab-stops>
          <style:tab-stop style:position="0in"/>
        </style:tab-stops>
      </style:paragraph-properties>
      <style:text-properties fo:font-size="18pt"/>
    </style:style>
    <style:style style:name="P1" style:family="paragraph"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e simple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6" table:number-columns-repeated="19" table:default-cell-style-name="Default"/>
        <table:table-column table:style-name="co7" table:number-columns-repeated="998" table:default-cell-style-name="Default"/>
        <table:table-row table:style-name="ro4">
          <table:table-cell/>
          <table:table-cell table:style-name="ce3" office:value-type="string" calcext:value-type="string">
            <text:p>LHERMITTE Louis</text:p>
          </table:table-cell>
          <table:table-cell/>
          <table:table-cell table:style-name="ce25" office:value-type="string" calcext:value-type="string">
            <text:p>FACTUR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Expertise dans tous les domaines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1789 route de la modestie</text:p>
          </table:table-cell>
          <table:table-cell table:style-name="ce18" office:value-type="string" calcext:value-type="string">
            <text:p>DATE :</text:p>
          </table:table-cell>
          <table:table-cell table:style-name="ce26" office:value-type="string" calcext:value-type="string">
            <text:p>date création facture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31120 Portet-sur-Garonne</text:p>
          </table:table-cell>
          <table:table-cell table:style-name="ce18" office:value-type="string" calcext:value-type="string">
            <text:p>N° FACTURE</text:p>
          </table:table-cell>
          <table:table-cell table:style-name="ce27" office:value-type="string" calcext:value-type="string">
            <text:p>insérer numéro facture</text:p>
          </table:table-cell>
          <table:table-cell table:number-columns-repeated="1020"/>
        </table:table-row>
        <table:table-row table:style-name="ro5">
          <table:table-cell table:style-name="ce1"/>
          <table:table-cell table:style-name="ce6" office:value-type="string" calcext:value-type="string">
            <text:p>(: 06 52 68 31 14 - : lhermitte.louis@free.fr</text:p>
          </table:table-cell>
          <table:table-cell table:style-name="ce19" office:value-type="string" calcext:value-type="string">
            <text:p>POUR :</text:p>
          </table:table-cell>
          <table:table-cell table:style-name="ce28" office:value-type="string" calcext:value-type="string">
            <text:p>Formation</text:p>
          </table:table-cell>
          <table:table-cell table:style-name="ce1" table:number-columns-repeated="2"/>
          <table:table-cell table:style-name="ce8"/>
          <table:table-cell table:style-name="ce1" table:number-columns-repeated="19"/>
          <table:table-cell table:number-columns-repeated="998"/>
        </table:table-row>
        <table:table-row table:style-name="ro2" table:number-rows-repeated="2">
          <table:table-cell table:number-columns-repeated="6"/>
          <table:table-cell table:style-name="ce8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Facturé à :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S.A.R.L Google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, avenue des églantines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06300 Poitiers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6">
          <table:table-cell table:style-name="ce2"/>
          <table:table-cell table:style-name="ce42" office:value-type="string" calcext:value-type="string" table:number-columns-spanned="2" table:number-rows-spanned="1">
            <text:p>DESCRIPTION</text:p>
          </table:table-cell>
          <table:covered-table-cell table:style-name="ce20"/>
          <table:table-cell table:style-name="ce42" office:value-type="string" calcext:value-type="string">
            <text:p>MONTANT HT</text:p>
          </table:table-cell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9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1" office:value-type="string" calcext:value-type="string">
            <text:p>Formation Ingénieur production cloud - Forfait journalier: insérer montant journalier €</text:p>
          </table:table-cell>
          <table:table-cell table:style-name="ce2"/>
          <table:table-cell table:style-name="ce30" office:value-type="string" calcext:value-type="string">
            <text:p>insérer montant total €</text:p>
          </table:table-cell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2" office:value-type="string" calcext:value-type="string" table:number-columns-spanned="2" table:number-rows-spanned="1">
            <text:p>(Du [date de début] au [date de fin]: [nombre de jour] jours)</text:p>
          </table:table-cell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1"/>
          <table:table-cell table:style-name="ce2"/>
          <table:table-cell table:style-name="ce32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47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4" table:number-columns-spanned="2" table:number-rows-spanned="1"/>
          <table:covered-table-cell table:style-name="ce23"/>
          <table:table-cell table:style-name="ce33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5"/>
          <table:table-cell table:style-name="ce24" office:value-type="string" office:string-value="TOTAL HT" calcext:value-type="string">
            <text:p>TOTAL HT <text:s/></text:p>
          </table:table-cell>
          <table:table-cell table:style-name="ce34" office:value-type="string" calcext:value-type="string">
            <text:p>insérer montant total €</text:p>
          </table:table-cell>
          <table:table-cell table:style-name="ce2" table:number-columns-repeated="22"/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table:number-columns-repeated="3"/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ouis - N° de Siren 999 999 999- Code APE 6201Z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TVA non applicable article 293B du CGI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custom-shape table:end-cell-address="'Facture simple'.D44" table:end-x="0.9693in" table:end-y="0.1661in" draw:z-index="0" draw:name="Shape 3" draw:style-name="gr1" draw:text-style-name="P2" svg:width="5.726in" svg:height="0.1602in" svg:x="0.0059in" svg:y="0.0059in">
              <text:p text:style-name="P1"><text:span text:style-name="T1">MERCI DE VOTRE CONFIANCE !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2" table:number-rows-repeated="956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1" table:style-name="ta2">
        <table:table-column table:style-name="co6" table:number-columns-repeated="26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2" number:min-decimal-places="2" number:min-integer-digits="1" number:grouping="true"/>
      <number:text> €</number:text>
    </number:number-style>
    <number:number-style style:name="N13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ext-style style:name="N138">
      <number:text-content/>
      <number:text>  </number:text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118in" fo:margin-bottom="0.3154in" fo:margin-left="0.5118in" fo:margin-right="0.5118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15:54:05.684342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e_20_simple" style:display-name="PageStyle_Facture si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3-12-21T16:30:15.777777446</dc:date>
    <meta:editing-duration>PT3H26M15S</meta:editing-duration>
    <meta:editing-cycles>20</meta:editing-cycles>
    <meta:document-statistic meta:table-count="2" meta:cell-count="25" meta:object-count="1"/>
  </office:meta>
</office:document-meta>
</file>